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size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Verdana1" fo:font-size="14pt"/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size="10pt"/>
    </style:style>
    <style:style style:name="T8" style:family="text">
      <style:text-properties fo:font-size="18pt" fo:font-weight="bold"/>
    </style:style>
    <style:style style:name="T9" style:family="text">
      <style:text-properties fo:font-size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-Shirt Dress</text:p>
      <text:p text:style-name="Standard"><text:line-break/><text:line-break/>Supplies</text:p>
      <text:p text:style-name="Standard">1 T-shirt<text:line-break/>Coordinating fabric, size to fit -- I measure my child’s waist (or adults waist) and I use 2 ½ times as much fabric as the waist measurement (example… the waist is 25 inches then you would need 25 +25 + 12.5= 62.5 inches of fabric) This fabric can have sides seams in it or it can be one pieces. What ever will work with the size and the fabric. </text:p>
      <text:p text:style-name="Standard"/>
      <text:p text:style-name="Standard">Instructions<text:line-break/><text:line-break/>Wash fabric and T-shirt. Cut four inches off the bottom of the T-shirt. Sew the fabric to make the skirt part into one large tube. Gather one side of the skirt piece and attach this to the bottom of the T-shirt. Hem the bottom of the skirt to the desired length and you are done!</text:p>
      <text:p text:style-name="Standard"/>
      <text:p text:style-name="Standard">I have also made this from a turtle neck shirt and flannel like fabric for a warmer skirt. I have also thought a button up the front shirt would work as well. Button it and attach the skirt just as you would with the T-shi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20:15:00.97</dc:date>
    <dc:creator>Crystal Miller</dc:creator>
    <meta:editing-duration>PT1H42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175" meta:character-count="897"/>
  </office:meta>
</office:document-meta>
</file>